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7cbd" officeooo:paragraph-rsid="00017cbd"/>
    </style:style>
    <style:style style:name="P2" style:family="paragraph">
      <loext:graphic-properties draw:fill="none" draw:fill-color="#ffffff"/>
    </style:style>
    <style:style style:name="gr1" style:family="graphic">
      <style:graphic-properties draw:stroke="none" svg:stroke-color="#000000" draw:fill="none" draw:fill-color="#ffffff" fo:min-height="1.7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Shape1" draw:style-name="gr1" draw:text-style-name="P2" svg:width="3.4587in" svg:height="1.7504in" svg:x="0.9634in" svg:y="1.1346in"><draw:text-box><text:p>textbox</text:p></draw:text-box></draw:frame>tes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21T14:32:17.653051487</meta:creation-date>
    <dc:date>2020-10-21T14:32:45.016495686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Dev/7.1.0.0.alpha0$Linux_X86_64 LibreOffice_project/73933ed0a207f1cf210cc4a7d329755bd885f871</meta:generator>
  </office:meta>
</office:document-meta>
</file>